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textarea-horizontal-align="justify" draw:textarea-vertical-align="middle" draw:auto-grow-height="false" draw:shadow="visible" draw:shadow-offset-x="0.203cm" draw:shadow-offset-y="0.203cm" draw:shadow-color="#000000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5" style:family="graphic" style:parent-style-name="standard">
      <style:graphic-properties draw:fill-color="#c0c0c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position="sub 58%"/>
    </style:style>
    <style:style style:name="T3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frame draw:style-name="gr1" draw:text-style-name="P1" draw:layer="layout" svg:width="7.105cm" svg:height="5.696cm" svg:x="6.372cm" svg:y="0.1cm">
            <draw:text-box>
              <text:p text:style-name="P1"><text:span text:style-name="T1">Blue Forces Operator</text:span></text:p>
              <text:p text:style-name="P1">K<text:span text:style-name="T2">Alice</text:span>|BFC says go</text:p>
              <text:p text:style-name="P1">Jurisdiction Statements</text:p>
              <text:p text:style-name="P1">Policy Statements</text:p>
              <text:p text:style-name="P1">Trust Assumptions</text:p>
              <text:p text:style-name="P1">------------------------------</text:p>
              <text:p text:style-name="P1">K<text:span text:style-name="T2">Carol</text:span>|BFO says launch</text:p>
            </draw:text-box>
          </draw:frame>
          <draw:custom-shape draw:style-name="gr2" draw:text-style-name="P1" draw:layer="layout" svg:width="6.289cm" svg:height="2.589cm" svg:x="0.1cm" svg:y="1.42cm">
            <text:p text:style-name="P1">K<text:span text:style-name="T3">Alice</text:span>|BFC says go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1" draw:layer="layout" svg:width="7.272cm" svg:height="2.66cm" svg:x="13.539cm" svg:y="1.37cm">
            <text:p text:style-name="P1">K<text:span text:style-name="T2">Carol</text:span>|BFO says launch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1" draw:layer="layout" svg:width="3.816cm" svg:height="2.492cm" svg:x="0.539cm" svg:y="7.968cm">
            <text:p text:style-name="P1">Signed</text:p>
            <text:p text:style-name="P1">Message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3.816cm" svg:height="2.51cm" svg:x="15.139cm" svg:y="7.968cm">
            <text:p text:style-name="P1">Signed</text:p>
            <text:p text:style-name="P1">Message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5.713cm" svg:height="2.562cm" svg:x="7.141cm" svg:y="7.898cm">
            <text:p text:style-name="P1">Signed &amp; Unsigned</text:p>
            <text:p text:style-name="P1">Certificates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084cm" svg:height="4.217cm" svg:x="1.341cm" svg:y="3.5cm">
            <text:p text:style-name="P1">interpretation</text:p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1" draw:layer="layout" svg:width="2.084cm" svg:height="1.953cm" svg:x="9.041cm" svg:y="5.865cm">
            <text:p text:style-name="P1">interpretation</text:p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" draw:layer="layout" svg:width="1.883cm" svg:height="4.305cm" svg:x="16.144cm" svg:y="3.543cm">
            <text:p text:style-name="P1">interpretation</text:p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955cm" fo:page-height="10.79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iu-Kai Chin</meta:initial-creator>
    <meta:creation-date>2011-11-06T16:12:07</meta:creation-date>
    <dc:date>2011-12-04T06:52:39</dc:date>
    <dc:creator>Shiu-Kai Chin</dc:creator>
    <meta:editing-duration>PT40M26S</meta:editing-duration>
    <meta:editing-cycles>11</meta:editing-cycles>
    <meta:generator>LibreOffice/3.4$Unix LibreOffice_project/340m1$Build-402</meta:generator>
    <meta:document-statistic meta:object-count="10"/>
  </office:meta>
</office:document-meta>
</file>